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10a492"/>
    </style:style>
    <style:style style:name="T2" style:family="text">
      <style:text-properties officeooo:rsid="0011b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I can create a user by posting form data username to /api/exercise/new-user and returned will be an object with username and _id.</text:p>
      <text:p text:style-name="P1">***************Breakdown*****************************</text:p>
      <text:p text:style-name="P1">I can create a user through a form</text:p>
      <text:p text:style-name="P1">use the route api/exercise/new-user</text:p>
      <text:p text:style-name="P1">build an object with the form data (should include a name and id (id provided by db))</text:p>
      <text:p text:style-name="P1"/>
      <text:p text:style-name="P1"><text:span text:style-name="T1">2. </text:span>I can get an JSON of all users by getting api/exercise/users with the same info as when creating a user.</text:p>
      <text:p text:style-name="P1">***************Breakdown*****************************</text:p>
      <text:p text:style-name="P1">I can get a list of all the users</text:p>
      <text:p text:style-name="P1">use the route api/exercise/users</text:p>
      <text:p text:style-name="P1">return a Json with new route</text:p>
      <text:p text:style-name="P1"/>
      <text:p text:style-name="P1"><text:span text:style-name="T1">3. </text:span>I can add an exercise to any user by posting form data userId(_id), description, duration, and optionally date to /api/exercise/add. If no date supplied it will use current date. Returned will be the user object also with the exercise fields added.</text:p>
      <text:p text:style-name="P1">***************Breakdown*****************************</text:p>
      <text:p text:style-name="P1">I can create an exercise in a form (specific to each user) </text:p>
      <text:p text:style-name="P1">form includes description input,duration input and date input (if date is empty use default date: Date())</text:p>
      <text:p text:style-name="P1">use the route api/exercise/add</text:p>
      <text:p text:style-name="P1">return json with new route</text:p>
      <text:p text:style-name="P1"/>
      <text:p text:style-name="P1"><text:span text:style-name="T1">4. </text:span>I can retrieve a JSON with the full exercise log of any user by getting /api/exercise/log with a parameter of userId(_id). Return will be the user object with added array log and count (total exercise count).</text:p>
      <text:p text:style-name="P1">***************Breakdown*****************************</text:p>
      <text:p text:style-name="P1">I can get a list of all the exercises (log)</text:p>
      <text:p text:style-name="P1">the list should be attached to each user respectiv<text:span text:style-name="T2">e</text:span>ly</text:p>
      <text:p text:style-name="P1">use the route api/exercise/log (with parameter of userId(_id))</text:p>
      <text:p text:style-name="P1">return json with new route</text:p>
      <text:p text:style-name="P1">exercise log needs to return as an array(mongoose should store data as an array by default)</text:p>
      <text:p text:style-name="P1">need a number total for all exercises associated with each user respectiv<text:span text:style-name="T2">e</text:span>ly</text:p>
      <text:p text:style-name="P1"/>
      <text:p text:style-name="P1"/>
      <text:p text:style-name="P1"><text:span text:style-name="T1">5. </text:span>I can retrieve a JSON with part of the log of any user by also passing along optional parameters of from &amp; to or limit. (Date format yyyy-mm-dd, limit = int)</text:p>
      <text:p text:style-name="P1">***************Breakdown*****************************</text:p>
      <text:p text:style-name="P1">I can get a list of exercises in a date range as a json.</text:p>
      <text:p text:style-name="P1"/>
      <text:p text:style-name="P1"/>
      <text:p text:style-name="P1">Use the boilerplates to build this project from module 5</text:p>
      <text:p text:style-name="P1">express-gomix and mongomongoose-gom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41:51.020000000</meta:creation-date>
    <dc:date>2021-01-12T13:56:28.729000000</dc:date>
    <meta:editing-duration>PT4H23M50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29" meta:word-count="332" meta:character-count="2093" meta:non-whitespace-character-count="1789"/>
  </office:meta>
</office:document-meta>
</file>